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Monospace" svg:font-family="Monospace" style:font-family-generic="modern" style:font-pitch="fixed"/>
    <style:font-face style:name="Madan2" svg:font-family="Madan2" style:font-pitch="variable"/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Madan2" fo:font-size="60pt" officeooo:rsid="0003519d" officeooo:paragraph-rsid="0003519d" style:font-size-asian="52.5pt" style:font-size-complex="60pt"/>
    </style:style>
    <style:style style:name="P2" style:family="paragraph" style:parent-style-name="Standard">
      <style:text-properties style:font-name="Madan2" fo:font-size="14pt" fo:font-weight="normal" officeooo:rsid="0003519d" officeooo:paragraph-rsid="0003519d" style:font-size-asian="12.25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American Typewriter" fo:font-size="14pt" fo:font-style="normal" fo:font-weight="normal" officeooo:rsid="000d4bce" officeooo:paragraph-rsid="000d4bce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American Typewriter" fo:font-size="14pt" fo:font-style="normal" fo:font-weight="normal" officeooo:rsid="000f4332" officeooo:paragraph-rsid="000f4332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American Typewriter" officeooo:paragraph-rsid="000fc4d1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American Typewriter" officeooo:rsid="0012b449" officeooo:paragraph-rsid="0012b449"/>
    </style:style>
    <style:style style:name="T1" style:family="text">
      <style:text-properties officeooo:rsid="000b76b1"/>
    </style:style>
    <style:style style:name="T2" style:family="text">
      <style:text-properties officeooo:rsid="00096092"/>
    </style:style>
    <style:style style:name="T3" style:family="text">
      <style:text-properties fo:color="#000000" style:font-name="monospace" fo:background-color="#ffffff" loext:char-shading-value="0"/>
    </style:style>
    <style:style style:name="T4" style:family="text">
      <style:text-properties fo:color="#000000" style:font-name="monospace" fo:font-size="14pt" fo:background-color="#ffffff" loext:char-shading-value="0" style:font-size-asian="14pt" style:font-size-complex="14pt"/>
    </style:style>
    <style:style style:name="T5" style:family="text">
      <style:text-properties fo:color="#000000" style:font-name="monospace" fo:font-size="14pt" officeooo:rsid="000fc4d1" fo:background-color="#ffffff" loext:char-shading-value="0" style:font-size-asian="14pt" style:font-size-complex="14pt"/>
    </style:style>
    <style:style style:name="T6" style:family="text">
      <style:text-properties fo:color="#000000" style:font-name="monospace" fo:font-size="14pt" fo:font-weight="bold" fo:background-color="#ffffff" loext:char-shading-value="0" style:font-size-asian="14pt" style:font-weight-asian="bold" style:font-size-complex="14pt" style:font-weight-complex="bold"/>
    </style:style>
    <style:style style:name="T7" style:family="text">
      <style:text-properties fo:color="#000000" style:font-name="monospace" fo:font-size="14pt" fo:font-style="italic" fo:font-weight="bold" fo:background-color="#ffffff" loext:char-shading-value="0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color="#000000" style:font-name="American Typewriter" fo:background-color="#ffffff" loext:char-shading-value="0"/>
    </style:style>
    <style:style style:name="T9" style:family="text">
      <style:text-properties fo:color="#000000" style:font-name="American Typewriter" fo:font-size="14pt" fo:background-color="#ffffff" loext:char-shading-value="0" style:font-size-asian="14pt" style:font-size-complex="14pt"/>
    </style:style>
    <style:style style:name="T10" style:family="text">
      <style:text-properties fo:color="#000000" style:font-name="American Typewriter" fo:font-size="14pt" officeooo:rsid="000fc4d1" fo:background-color="#ffffff" loext:char-shading-value="0" style:font-size-asian="14pt" style:font-size-complex="14pt"/>
    </style:style>
    <style:style style:name="T11" style:family="text">
      <style:text-properties fo:color="#000000" style:font-name="American Typewriter" fo:font-size="14pt" officeooo:rsid="0011b3f8" fo:background-color="#ffffff" loext:char-shading-value="0" style:font-size-asian="14pt" style:font-size-complex="14pt"/>
    </style:style>
    <style:style style:name="T12" style:family="text">
      <style:text-properties fo:color="#000000" style:font-name="American Typewriter" fo:font-size="14pt" fo:font-weight="bold" fo:background-color="#ffffff" loext:char-shading-value="0" style:font-size-asian="14pt" style:font-weight-asian="bold" style:font-size-complex="14pt" style:font-weight-complex="bold"/>
    </style:style>
    <style:style style:name="T13" style:family="text">
      <style:text-properties fo:color="#000000" style:font-name="American Typewriter" fo:font-size="14pt" fo:font-weight="bold" officeooo:rsid="000fc4d1" fo:background-color="#ffffff" loext:char-shading-value="0" style:font-size-asian="14pt" style:font-weight-asian="bold" style:font-size-complex="14pt" style:font-weight-complex="bold"/>
    </style:style>
    <style:style style:name="T14" style:family="text">
      <style:text-properties fo:color="#000000" style:font-name="American Typewriter" fo:font-size="14pt" fo:font-weight="bold" officeooo:rsid="0011b3f8" fo:background-color="#ffffff" loext:char-shading-value="0" style:font-size-asian="14pt" style:font-weight-asian="bold" style:font-size-complex="14pt" style:font-weight-complex="bold"/>
    </style:style>
    <style:style style:name="T15" style:family="text">
      <style:text-properties fo:color="#000000" style:font-name="American Typewriter" fo:font-size="14pt" fo:font-style="italic" fo:font-weight="bold" fo:background-color="#ffffff" loext:char-shading-value="0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fo:color="#000000" style:font-name="American Typewriter" fo:font-size="14pt" fo:font-style="italic" fo:font-weight="bold" officeooo:rsid="000fc4d1" fo:background-color="#ffffff" loext:char-shading-value="0" style:font-size-asian="14pt" style:font-style-asian="italic" style:font-weight-asian="bold" style:font-size-complex="14pt" style:font-style-complex="italic" style:font-weight-complex="bold"/>
    </style:style>
    <style:style style:name="T17" style:family="text">
      <style:text-properties fo:color="#000000" style:font-name="American Typewriter" fo:font-size="14pt" fo:font-style="italic" fo:font-weight="bold" officeooo:rsid="0011b3f8" fo:background-color="#ffffff" loext:char-shading-value="0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color="#000000" style:font-name="American Typewriter" fo:font-size="14pt" fo:font-style="italic" fo:font-weight="bold" officeooo:rsid="001247d6" fo:background-color="#ffffff" loext:char-shading-value="0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fo:color="#000000" style:font-name="American Typewriter" fo:font-size="14pt" fo:font-style="normal" fo:font-weight="normal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000000" style:font-name="American Typewriter" fo:font-size="14pt" fo:font-style="normal" fo:font-weight="normal" officeooo:rsid="0011b3f8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000000" style:font-name="American Typewriter" fo:font-size="14pt" fo:font-style="normal" fo:font-weight="normal" officeooo:rsid="001247d6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style:font-name="monospace"/>
    </style:style>
    <style:style style:name="T23" style:family="text">
      <style:text-properties fo:font-size="14pt" fo:font-style="normal" fo:font-weight="normal" officeooo:rsid="000fc4d1" style:font-size-asian="12.25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reación de una nueva base de datos</text:span>.</text:p>
      <text:p text:style-name="P2"/>
      <text:list xml:id="list806150298" text:style-name="L1">
        <text:list-item>
          <text:p text:style-name="P3"><text:span text:style-name="T2">A</text:span>rrancamos los servidores de Odoo por medio del cliente de Bitnami.</text:p>
        </text:list-item>
        <text:list-item>
          <text:p text:style-name="P4">Vamos a la pantalla de aplicación.</text:p>
        </text:list-item>
        <text:list-item>
          <text:p text:style-name="P5"><text:span text:style-name="T23">Vamos a modificar el archivo de configuración </text:span><text:span text:style-name="T15">Odoo10/apps/odoo/conf</text:span><text:span text:style-name="T7">/</text:span><text:span text:style-name="T16">odoo-</text:span><text:span text:style-name="T17">server.conf <text:s/></text:span><text:span text:style-name="T20">, </text:span><text:span text:style-name="T21">agregamos en la sección </text:span><text:span text:style-name="T18">db_name= <text:s/></text:span><text:span text:style-name="T21">agregamos el nombre de la nueva base de datos.</text:span></text:p>
        </text:list-item>
        <text:list-item>
          <text:p text:style-name="P6"><text:span text:style-name="T21">C</text:span><text:span text:style-name="T19">reamos después la base de datos en el admibistrador.</text:span></text:p>
        </text:list-item>
        <text:list-item>
          <text:p text:style-name="P6"><text:span text:style-name="T19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Monospace" svg:font-family="Monospace" style:font-family-generic="modern" style:font-pitch="fixed"/>
    <style:font-face style:name="Madan2" svg:font-family="Madan2" style:font-pitch="variable"/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Monospace" style:font-family-asian="Monospace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onospace" style:font-family-asian="Monospace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09:39:56.457564679</meta:creation-date>
    <dc:date>2019-03-07T10:42:02.145625022</dc:date>
    <meta:editing-duration>PT28M7S</meta:editing-duration>
    <meta:editing-cycles>11</meta:editing-cycles>
    <meta:generator>LibreOffice/6.1.3.2$Linux_X86_64 LibreOffice_project/10$Build-2</meta:generator>
    <meta:document-statistic meta:table-count="0" meta:image-count="0" meta:object-count="0" meta:page-count="1" meta:paragraph-count="6" meta:word-count="61" meta:character-count="368" meta:non-whitespace-character-count="315"/>
  </office:meta>
</office:document-meta>
</file>